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style:text-position="0% 100%" fo:font-weight="normal" style:font-weight-asian="normal" style:font-weight-complex="normal"/>
    </style:style>
    <style:style style:name="P3" style:family="paragraph" style:parent-style-name="Text_20_body" style:list-style-name="L1">
      <style:text-properties fo:font-weight="normal" style:font-weight-asian="normal" style:font-weight-complex="normal"/>
    </style:style>
    <style:style style:name="P4" style:family="paragraph" style:parent-style-name="Text_20_body" style:list-style-name="L2"/>
    <style:style style:name="P5" style:family="paragraph" style:parent-style-name="Formula"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style:font-name="Nimbus Roman No9 L"/>
    </style:style>
    <style:style style:name="P9" style:family="paragraph" style:parent-style-name="Text_20_body" style:list-style-name="L5">
      <style:text-properties style:font-name="Nimbus Roman No9 L"/>
    </style:style>
    <style:style style:name="P10" style:family="paragraph" style:parent-style-name="Text_20_body">
      <style:text-properties style:text-position="0% 100%"/>
    </style:style>
    <style:style style:name="P11" style:family="paragraph" style:parent-style-name="Text_20_body">
      <style:text-properties fo:font-weight="normal"/>
    </style:style>
    <style:style style:name="P12" style:family="paragraph" style:parent-style-name="Text_20_body">
      <style:paragraph-properties fo:margin-left="0cm" fo:margin-right="0cm" fo:margin-top="0cm" fo:margin-bottom="0cm" fo:text-indent="0cm" style:auto-text-indent="false"/>
    </style:style>
    <style:style style:name="P13" style:family="paragraph" style:parent-style-name="Text_20_body">
      <style:paragraph-properties fo:margin-left="0cm" fo:margin-right="0cm" fo:margin-top="0cm" fo:margin-bottom="0cm" fo:text-indent="0cm" style:auto-text-indent="false"/>
      <style:text-properties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fo:font-weight="normal"/>
    </style:style>
    <style:style style:name="T6" style:family="text">
      <style:text-properties style:font-name="DejaVu Sans"/>
    </style:style>
    <style:style style:name="T7" style:family="text">
      <style:text-properties style:font-name="Nimbus Roman No9 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eedCrunch version 0.10</text:h>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the launch of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so this form of input is known as <text:span text:style-name="T1">algebraic</text:span><text:span text:style-name="T2"> notation.</text:span></text:p>
      <text:p text:style-name="P1">For better readability, you may separate syntactical elements by spaces, but you may not do so within constants or identifiers.</text:p>
      <text:p text:style-name="Text_20_body">Once you have entered a formula, you press the ENTER key for evaluation, and the result will be displayed, along with your formula, in the window above the input field, called <text:span text:style-name="T1">result window</text:span><text:span text:style-name="T2">.</text:span></text:p>
      <text:p text:style-name="P1">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1">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2">. In case of doubt about the precedence order, the use of parenthesis is recommended.</text:span></text:p>
      <text:p text:style-name="P1">So the formula 1 + 2 * 3 may be restated more clearly as</text:p>
      <text:p text:style-name="Formula">1 + (2 * 3).</text:p>
      <text:p text:style-name="Text_20_body">When operators are different, precedence rules can tell how to execute a formula. But they fail to apply to a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5; 7+5)</text:p>
      <text:p text:style-name="Text_20_body">As an abbreviation, if a function takes just one parameter, you may sometimes omit the parenthesis. For instance, we may rewrite the last but one exampl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the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 </text:span></text:p>
      <text:p text:style-name="P1">A preceding minus is never part of a number literal; it is treated as a unary operator applied to following unsigned literal constant. On rare occasions, this difference is visible, e.g.</text:p>
      <text:p text:style-name="Formula">-1 ^ 2</text:p>
      <text:p text:style-name="Text_20_body">is not interpreted as (-1) ^ 2, but as -(1 ^ 2). This is because the power operator takes precedence over the negation <text:span text:style-name="T1">and</text:span><text:span text:style-name="T2"> the minus is not included in the literal number constant.</text:span></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state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2">. Here, the </text:span><text:span text:style-name="T1">scale</text:span><text:span text:style-name="T2"> (or magnitude) of a value is separated from its sign and digit sequence, the </text:span><text:span text:style-name="T1">significand</text:span><text:span text:style-name="T2">. This format allows simple input of huge or tiny numbers, whose first significant digit lies way too far away from the decimal point for common number representation. You will find this format on scientific pocket calculators as well, so chances are good, you are already familiar with this format.</text:span></text:p>
      <text:p text:style-name="P1">The scale of a number (sometimes called its exponent) begins with the scale character 'e' or 'E' followed by a signed integer. So 'e+10', 'e-4', 'E-0' are all valid scale expressions. If the sign is '+', you may simply omit it: 'e0', 'E10'.</text:p>
      <text:p text:style-name="P1">The meaning of a scale expression is ' * 10<text:span text:style-name="T3">exp </text:span><text:span text:style-name="T4">', where exp is the signed integer value following the scale character. As you might see from this, a standalone scale expression is meaningless, because you <text:s/>need another factor to make up a complete product</text:span><text:span text:style-name="T4">. This other factor is called the significand (or mantissa), and it always precedes the scale. A valid significand is any ordinary (non-scaled) real number or integer, given as a number literal according to the previous paragraph. Here's a list of valid number literals in scientific format, meaning 1.2 * 10</text:span><text:span text:style-name="T3">3</text:span><text:span text:style-name="T4">, 7 * 10 </text:span><text:span text:style-name="T3">-4</text:span><text:span text:style-name="T4">, 0.3 * 10</text:span><text:span text:style-name="T3">12</text:span><text:span text:style-name="T4">, 14.8 * 10</text:span><text:span text:style-name="T3">-9</text:span><text:span text:style-name="T4">, resp.</text:span></text:p>
      <text:p text:style-name="Formula">1.2e+3</text:p>
      <text:p text:style-name="Formula">7e-4</text:p>
      <text:p text:style-name="Formula">.3e12</text:p>
      <text:p text:style-name="Formula">14.8e-9</text:p>
      <text:p text:style-name="Text_20_body">Usually, significands are given in normalized form, i.e. they fulfil 1 &lt;= significand &lt; 10, but the listed examples show, that this is not required by SpeedCrunch.</text:p>
      <text:p text:style-name="P1"><text:span text:style-name="T4">If the scale value is zero, the scale is effectively redundant, because ' * 10</text:span><text:span text:style-name="T3">0 </text:span><text:span text:style-name="T4">' reduces to ' * 1'. So adding a scale 'e0', 'E-0' to a number does not make any difference.</text:span></text:p>
      <text:p text:style-name="P1"><text:span text:style-name="T4">0 can be combined with any scale value without affecting the result, so 0e0, 0e100000, 0e-10000 will all yield 0.</text:span></text:p>
      <text:p text:style-name="P2">By giving huge scale values, you can produce numbers near the overflow or underflow limit of SpeedCrunch (1e+/-268435458). Overflow or Underflow is not determined by the scale value alone; <text:s/>it is the product of scale and significand that determines the result. So in </text:p>
      <text:p text:style-name="Formula">0.000001e268435460</text:p>
      <text:p text:style-name="Text_20_body">the scale part overflows; but it is valid input, though, because the final result, 1e268435454, is below the limit.</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3">256</text:span><text:span text:style-name="T4">-1</text:span> directly by adding a <text:span text:style-name="T1">radix prefix</text:span><text:span text:style-name="T2"> to the front of the digit sequence. Valid prefixes are</text:span></text:p>
      <text:list text:style-name="L1">
        <text:list-item>
          <text:p text:style-name="P3">'0x', '0X', '0h', '0H', '#' for hexagesimal digit sequences;</text:p>
        </text:list-item>
        <text:list-item>
          <text:p text:style-name="P3">'0o', '0O' for octal digit sequences. Note: it does not suffice to start a digit sequence with 0 to mark it as octal;</text:p>
        </text:list-item>
        <text:list-item>
          <text:p text:style-name="P3">'0b', '0B' for binary digit sequences;</text:p>
        </text:list-item>
        <text:list-item>
          <text:p text:style-name="P3">'0d', '0D' for decimal sequences. This is redundant, SpeedCrunch will assume this by default.</text:p>
        </text:list-item>
      </text:list>
      <text:p text:style-name="P1">If you enter a hexagesimal digit sequence, the digits '10' to '15' are, as usual, represented by the letters 'A' to 'F'. You may use their lower case form as well.</text:p>
      <text:p text:style-name="P1">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enter -1 by 0xFFFFFFFF, for instance. You can</text:p>
      <text:list text:style-name="L2">
        <text:list-item>
          <text:p text:style-name="P4">use negation: this yields -10</text:p>
          <text:p text:style-name="P5">-0xA</text:p>
        </text:list-item>
        <text:list-item>
          <text:p text:style-name="P4">use the function <text:span text:style-name="T1">umask</text:span><text:span text:style-name="T2"> to convert an unsigned integer to its signed counterpart: the following evaluates to -1</text:span></text:p>
          <text:p text:style-name="P5">u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a 256 bit unsigned integer being kept without loss of digits.</text:p>
      <text:p text:style-name="Text_20_body">The three guard digits are private to the engine; you must not rely on their values. They are meant to <text:s/>collect all round off errors, and prevent them from affecting the first 78 digits. Their existence is occasionally visible, for example, when you subtract two almost equal numbers. The guard digits never leave the engine; on export the rounded result to at most 78 digits are written.</text:p>
      <text:p text:style-name="Text_20_body">The significand is either 0, or its absolute value is from 1 &lt;= significand &lt; 10. So the scale describes a power of 10. It is a plain signed integer of 29 bits width, so it can assume integer values between -268435458 and 268435457.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yields a NaN along with an error code describing the kind of error in more detail, but the current SpeedCrunch implementation discards this value and simply reports “NaN”.</text:p>
      <text:p text:style-name="Text_20_body">The engine recognizes the following types of error:</text:p>
      <text:list text:style-name="L3">
        <text:list-item>
          <text:p text:style-name="P6">NaN operand: You tried to perform an operation on a NaN. This NaN is most probably the result of a failed former operation that now propagates through the rest of a computation, but it may indicate a not initialized value as well.</text:p>
        </text:list-item>
        <text:list-item>
          <text:p text:style-name="P6">Overflow, Underflow: A (final or intermediate) result violates the bounds of valid numbers</text:p>
        </text:list-item>
        <text:list-item>
          <text:p text:style-name="P6">Too Expensive: Some operations can be potentially very expensive, like the modulo operation. In order to prevent SpeedCrunch from freezing, this error is issued, if the engine detects a situation that would require too many operations.</text:p>
        </text:list-item>
        <text:list-item>
          <text:p text:style-name="P6">Unstable algorithm: If you try to evaluate a function very close to a pole, the result might depend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6">Out of Domain: some functions like ln or sqrt cannot be applied to all real numbers. If you submit an invalid parameter to such a function, you get this error.</text:p>
        </text:list-item>
        <text:list-item>
          <text:p text:style-name="P6">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3">255</text:span><text:span text:style-name="T4"> to +2</text:span><text:span text:style-name="T3">256</text:span><text:span text:style-name="T4"> – 1. Negative numbers are converted to a 256 bit two's complement representation. Positive numbers yield a bit pattern representing their value in binary encoding. Note that the conversion is not unambiguous: -2</text:span><text:span text:style-name="T3">255</text:span><text:span text:style-name="T4"> and +</text:span><text:span text:style-name="T4">2</text:span><text:span text:style-name="T3">255</text:span><text:span text:style-name="T4"> have the same bit pattern. Although logic operations take integers &gt;= </text:span><text:span text:style-name="T4">2</text:span><text:span text:style-name="T3">255</text:span><text:span text:style-name="T4"> as operands, their result are always interpreted as signed integers from </text:span><text:span text:style-name="T4">-2</text:span><text:span text:style-name="T3">255</text:span><text:span text:style-name="T4"> to +2</text:span><text:span text:style-name="T3">255</text:span><text:span text:style-name="T4">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is therefore always redundant.</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albeit without any effect).</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the second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Because of the operator precedence, such a minus may be separated from the following constant:</text:p>
      <text:p text:style-name="Formula">-1 ^ 2</text:p>
      <text:p text:style-name="Text_20_body">returns -1, because it is interpreted as -(1^2).</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the factorial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37591797.03... On the negative side it underflows near <text:span text:style-name="T5">-37591798.03... Of course, the poles at negative integers are problematic,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in magnitude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in magnitude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raising positive numbers to any real-valued power is well-defined:</text:p>
      <text:p text:style-name="Formula">12.4 ^ -3.7</text:p>
      <text:p text:style-name="Text_20_body">returns a a result near 0.00009.</text:p>
      <text:p text:style-name="Text_20_body">You can draw the n-th root of a number by raising it to the (1/n)-th power:</text:p>
      <text:p text:style-name="Formula">12.4 ** (1/5)</text:p>
      <text:p text:style-name="Text_20_body">draws the 5-th root of 12.4 ( == 1.654..).</text:p>
      <text:p text:style-name="Text_20_body">If the exponent has no fractional part, SpeedCrunch allows negative numbers as bases:</text:p>
      <text:p text:style-name="Formula">(-2.6) ^ -5</text:p>
      <text:p text:style-name="Text_20_body">is OK. If the exponent is in addition a positive integer, you may even raise 0 to this exponent.</text:p>
      <text:p text:style-name="Text_20_body">However, in general, raising a negative number to an arbitrary non-integer exponent is not possible for SpeedCrunch, because</text:p>
      <text:list text:style-name="L4">
        <text:list-item>
          <text:p text:style-name="P7">there exist always at least two, usually infinite many results;</text:p>
        </text:list-item>
        <text:list-item>
          <text:p text:style-name="P7">these results are, on rare occasions with one exception, true complex values, especially the principal value is always complex.</text:p>
        </text:list-item>
      </text:list>
      <text:p text:style-name="Text_20_body">The rare exceptions are when the exponent is rational, and its denominator is odd.</text:p>
      <text:p text:style-name="Text_20_body">For example, the 3<text:span text:style-name="T3">rd</text:span> root (or (1/3)-rd power) of (-1) has three solutions in the complex plane, namely (sqrt(3)/2 + 1/2*i), (-1) and (sqrt(3)/2 – 1/2*i). Of these, the first is denoted by mathematicians as the principal value (and not (-1), that is so nicely real-valued).</text:p>
      <text:p text:style-name="Text_20_body">Without delving too much into the theory here, one can see, that it is impossible to spot the few exceptions, where a negative real-valued result (among many) exists, especially if the exponent is only given approximately (1/3 is converted internally to 0.3333...) and cannot be identified as of rational origin.</text:p>
      <text:p text:style-name="Text_20_body">So SpeedCrunch always returns an error, when it is requested to raise a negative number to a non-integer power.</text:p>
      <text:p text:style-name="Text_20_body">Occasionally people are stunned when they learn that cbrt(-2) yields a result, but (-2)^(1/3) not; that is why we explained the reasons here in some detail.</text:p>
      <text:p text:style-name="Text_20_body">Especially when exponents are very large, the power operation overflows or underflows easily.</text:p>
      <text:h text:style-name="Heading_20_2" text:outline-level="2">Functions</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yields 1.</text:p>
      <text:h text:style-name="Heading_20_5" text:outline-level="5">acos (x)</text:h>
      <text:p text:style-name="Text_20_body">returns the arc cos (x).</text:p>
      <text:p text:style-name="Text_20_body">The return value is dependent on the degree setting; if “degrees” is enabled, the return value is from the range 0 &lt;= result &lt;= 180, else from 0 &lt;= result &lt;= <text:span text:style-name="T6">π</text:span><text:span text:style-name="T7">.</text:span></text:p>
      <text:p text:style-name="P8">The arc cos(x) is the principal solution to the equation cos (y) = x. Other solutions are (radians)</text:p>
      <text:list text:style-name="L5">
        <text:list-item>
          <text:p text:style-name="P9">arc cos (x) + 2*n*<text:span text:style-name="T6">π</text:span> for all integers n;</text:p>
        </text:list-item>
        <text:list-item>
          <text:p text:style-name="P9">-arc cos (x) + 2*n*<text:span text:style-name="T6">π</text:span> for all integers n.</text:p>
        </text:list-item>
      </text:list>
      <text:p text:style-name="P8">or (degrees):</text:p>
      <text:list text:style-name="L5">
        <text:list-item>
          <text:p text:style-name="P9">arc cos (x) + n*360 for all integers n;</text:p>
        </text:list-item>
        <text:list-item>
          <text:p text:style-name="P9">-arc cos (x) + n*360 for all integers n.</text:p>
        </text:list-item>
      </text:list>
      <text:p text:style-name="P8">The valid range of the parameter is -1 &lt;= x &lt;= 1.</text:p>
      <text:p text:style-name="P8">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3">255</text:span><text:span text:style-name="T4"> to +2</text:span><text:span text:style-name="T3">256</text:span><text:span text:style-name="T4"> – 1. The result is from </text:span><text:span text:style-name="T4">-2</text:span><text:span text:style-name="T3">255</text:span><text:span text:style-name="T4"> to +2</text:span><text:span text:style-name="T3">255</text:span><text:span text:style-name="T4"> – 1.</text:span></text:p>
      <text:p text:style-name="P10">Note that and(x) is not the identity, because +2<text:span text:style-name="T3">255</text:span> is transformed to -2<text:span text:style-name="T3">255</text:span>, for example.</text:p>
      <text:p text:style-name="P10">An error is returned, if the parameters are not from the valid range.</text:p>
      <text:p text:style-name="P10">Example:</text:p>
      <text:p text:style-name="Formula">and (29; 0x33; 0b11111)</text:p>
      <text:h text:style-name="Heading_20_5" text:outline-level="5">arcosh (x)</text:h>
      <text:p text:style-name="Text_20_body">computes the area hyperbolic cosine of x.</text:p>
      <text:p text:style-name="Text_20_body">arcosh (x) is the positive solution to cosh (y) = x.</text:p>
      <text:p text:style-name="Text_20_body">Except for 1, there exists a second solu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text:p>
      <text:p text:style-name="Text_20_body">The return value is dependent on the degree setting; if “degrees” is enabled, the return value is from the range -90 &lt;= result &lt;= 90, else from -<text:span text:style-name="T6">π</text:span>/2 &lt;= result &lt;= <text:span text:style-name="T6">π</text:span><text:span text:style-name="T7">/2.</text:span></text:p>
      <text:p text:style-name="P8">The arc sin(x) is the principal solution to the equation sin (y) = x. Other solutions are (radians)</text:p>
      <text:list text:style-name="L5">
        <text:list-item>
          <text:p text:style-name="P9">arc sin (x) + 2*n*<text:span text:style-name="T6">π</text:span> for all integers n;</text:p>
        </text:list-item>
        <text:list-item>
          <text:p text:style-name="P9">-arc sin (x) + (2*n+1)*<text:span text:style-name="T6">π</text:span> for all integers n.</text:p>
        </text:list-item>
      </text:list>
      <text:p text:style-name="P8">or (degrees):</text:p>
      <text:list text:style-name="L5">
        <text:list-item>
          <text:p text:style-name="P9">arc sin (x) + n*360 for all integers n;</text:p>
        </text:list-item>
        <text:list-item>
          <text:p text:style-name="P9">-arc sin (x) + n*360 + 180 for all integers n.</text:p>
        </text:list-item>
      </text:list>
      <text:p text:style-name="P8">The valid range of the parameter is -1 &lt;= x &lt;= 1.</text:p>
      <text:p text:style-name="P8">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text:p>
      <text:p text:style-name="Text_20_body">The return value is dependent on the degree setting; if “degrees” is enabled, the return value is from the range -90 &lt;= result &lt;= 90, else from -<text:span text:style-name="T6">π</text:span>/2 &lt;= result &lt;= <text:span text:style-name="T6">π</text:span><text:span text:style-name="T7">/2.</text:span></text:p>
      <text:p text:style-name="P8">The arc tan(x) is the principal solution to the equation tan (y) = x. Other solutions are</text:p>
      <text:p text:style-name="P8">(radians): arc tan (x) + n*<text:span text:style-name="T6">π</text:span> for all integers n;</text:p>
      <text:p text:style-name="P8">or</text:p>
      <text:p text:style-name="P8">(degrees): arc tan (x) + n*180 for all integers n;</text:p>
      <text:p text:style-name="P8">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x)</text:h>
      <text:p text:style-name="Text_20_body">Displays x in binary format, without globally changing the output format. A fractional part of x is cut off before conversion, and the remaining integral part has to be from the range -2<text:span text:style-name="T3">255</text:span><text:span text:style-name="T4"> to +2</text:span><text:span text:style-name="T3">256</text:span><text:span text:style-name="T4"> – 1.</text:span></text:p>
      <text:p text:style-name="P10">Example:</text:p>
      <text:p text:style-name="Formula">bin (1000/13)</text:p>
      <text:p text:style-name="Text_20_body">returns 0b1001100, the binary encoding of 76.</text:p>
      <text:h text:style-name="Heading_20_5" text:outline-level="5">binomcdf (count; base; probability)</text:h>
      <text:h text:style-name="Heading_20_5" text:outline-level="5">cbrt (x)</text:h>
      <text:p text:style-name="Text_20_body">computes the third (cubic) root of x. This function operates on negative numbers as well.</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6">π</text:span>.</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5">618095480.10...</text:span></text:p>
      <text:p text:style-name="P11">The reverse function is arcosh.</text:p>
      <text:p text:style-name="P11">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6">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6">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10">Example:</text:p>
      <text:p text:style-name="Formula">dec (1000/13)</text:p>
      <text:p text:style-name="Text_20_body">returns 76.923.., even if you have activated hex mode for instance.</text:p>
      <text:h text:style-name="Heading_20_5" text:outline-level="5">degrees (x)</text:h>
      <text:p text:style-name="Text_20_body">converts an angle measured in radian to degrees. This function is especially useful, if you want to change the angle mode for just one expression, without switching the mode globally. Example:</text:p>
      <text:p text:style-name="Formula">degrees(acos(0.5))</text:p>
      <text:h text:style-name="Heading_20_5" text:outline-level="5">erf (x)</text:h>
      <text:p text:style-name="Text_20_body">determines the normalized error function of x, the cumulative function to the normal distribution (bell curve, Gaussian distribution).</text:p>
      <text:p text:style-name="Text_20_body">Example:</text:p>
      <text:p text:style-name="Formula">erf (0.5)</text:p>
      <text:h text:style-name="Heading_20_5" text:outline-level="5">erfc (x)</text:h>
      <text:p text:style-name="Text_20_body">determines the normalized complementary error function of x, related to the cumulative function of the normal distribution (bell curve, Gaussian distribution). Erfc(x) + erf(x) is always 1, so erfc(x) describes the probability, that an event lies outside the range determined by x.</text:p>
      <text:p text:style-name="Text_20_body">Example:</text:p>
      <text:p text:style-name="Formula">erfc (0.5)</text:p>
      <text:h text:style-name="Heading_20_5" text:outline-level="5">exp (x)</text:h>
      <text:p text:style-name="Text_20_body">evaluates the natural exponential function to the base e == 2.71828...</text:p>
      <text:p text:style-name="P12"><text:span text:style-name="T5">exp (x) overflows/underflows for |x| &gt; 618095479.41...</text:span></text:p>
      <text:p text:style-name="P13">Example:</text:p>
      <text:p text:style-name="Formula">exp (ln 2 + ln 3)</text:p>
      <text:h text:style-name="Heading_20_5" text:outline-level="5">floor (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1" style:font-size-asian="12pt" style:language-asian="de" style:country-asian="DE" style:font-name-complex="DejaVu Sans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1-31T22:15:44</dc:date>
    <dc:language>de-DE</dc:language>
    <meta:editing-cycles>16</meta:editing-cycles>
    <meta:editing-duration>P1DT1H51M15S</meta:editing-duration>
    <meta:user-defined meta:name="Info 1"/>
    <meta:user-defined meta:name="Info 2"/>
    <meta:user-defined meta:name="Info 3"/>
    <meta:user-defined meta:name="Info 4"/>
    <meta:document-statistic meta:table-count="0" meta:image-count="0" meta:object-count="0" meta:page-count="15" meta:paragraph-count="362" meta:word-count="4731" meta:character-count="27179"/>
  </office:meta>
</office:document-meta>
</file>